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_20_Spacing">
      <style:text-properties fo:color="#000000" loext:opacity="100%" style:text-underline-style="solid" style:text-underline-width="auto" style:text-underline-color="font-color" fo:font-weight="normal" officeooo:paragraph-rsid="000282f4" style:font-weight-asian="normal" style:font-weight-complex="normal"/>
    </style:style>
    <style:style style:name="P2" style:family="paragraph" style:parent-style-name="No_20_Spacing">
      <style:text-properties fo:color="#000000" loext:opacity="100%" fo:font-weight="normal" officeooo:paragraph-rsid="000282f4" style:font-weight-asian="normal" style:font-weight-complex="normal"/>
    </style:style>
    <style:style style:name="P3" style:family="paragraph" style:parent-style-name="No_20_Spacing">
      <style:text-properties fo:color="#000000" loext:opacity="100%" fo:font-weight="normal" officeooo:paragraph-rsid="00048146" style:font-weight-asian="normal" style:font-weight-complex="normal"/>
    </style:style>
    <style:style style:name="P4" style:family="paragraph" style:parent-style-name="No_20_Spacing">
      <style:text-properties fo:color="#000000" loext:opacity="100%" fo:font-weight="normal" officeooo:paragraph-rsid="5406dfa4" style:font-weight-asian="normal" style:font-weight-complex="normal"/>
    </style:style>
    <style:style style:name="P5" style:family="paragraph" style:parent-style-name="No_20_Spacing">
      <style:text-properties fo:color="#000000" loext:opacity="100%" officeooo:paragraph-rsid="5406dfa4"/>
    </style:style>
    <style:style style:name="T1" style:family="text">
      <style:text-properties fo:color="#0070c0" loext:opacity="100%"/>
    </style:style>
    <style:style style:name="T2" style:family="text">
      <style:text-properties fo:color="#0070c0" loext:opacity="100%" fo:font-weight="bold" style:font-weight-asian="bold"/>
    </style:style>
    <style:style style:name="T3" style:family="text">
      <style:text-properties fo:color="#0070c0" loext:opacity="100%" officeooo:rsid="5406dfa4"/>
    </style:style>
    <style:style style:name="T4" style:family="text">
      <style:text-properties officeooo:rsid="000282f4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48146"/>
    </style:style>
    <style:style style:name="T7" style:family="text">
      <style:text-properties fo:language="en" fo:country="GB"/>
    </style:style>
    <style:style style:name="T8" style:family="text">
      <style:text-properties officeooo:rsid="00048146"/>
    </style:style>
    <style:style style:name="T9" style:family="text">
      <style:text-properties officeooo:rsid="00048146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Calibri" fo:font-size="11pt" fo:language="de" fo:country="DE" officeooo:rsid="000282f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2" style:family="text">
      <style:text-properties officeooo:rsid="5406d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ong Us</text:p>
      <text:p text:style-name="P2"><text:span text:style-name="T4">November</text:span> 2021</text:p>
      <text:p text:style-name="P3"><text:span text:style-name="T8">4k </text:span>video, <text:span text:style-name="T8">5.1 SurroundSound,</text:span> 8:41 min., door, barrier tape</text:p>
      <text:p text:style-name="P3"/>
      <text:p text:style-name="P5"><text:span text:style-name="T10">Unter Uns, 2021</text:span></text:p>
      <text:p text:style-name="P4"><text:span text:style-name="T12">4k </text:span>Video, <text:span text:style-name="T8">5.1 SurroundSound, </text:span>8:41 Min. Tür, Absperrband</text:p>
      <text:p text:style-name="P4"/>
      <text:p text:style-name="P2">In der <text:span text:style-name="T11">Videoinstallation </text:span><text:s/>„Unter Uns“ geht es um Gewalträume, um Gewinner-/Täterkult und Opferrolle und um das Trauma einer patriarchalen Erziehung.</text:p>
      <text:p text:style-name="P2">In "Unter Uns" werden Szenen <text:span text:style-name="T8">und Sprachaufnahmen</text:span> aus einem Handy gezeigt, um einen kontextualisierten Blick hinter die verschlossenen Türen dieser Gewalträume zu geben.</text:p>
      <text:p text:style-name="P2">Ein Smartphone-Drehbuch, das Ton, Filter und Videoeffekte kombiniert, um das Verstörende und Traumatisierende im Alltäglichen sichtbar zu machen.</text:p>
      <text:p text:style-name="P2"/>
      <text:p text:style-name="P2"><text:span text:style-name="T5">The video work "Among Us" is about spaces of violence, about the cult of winner/perpetrator and victimhood, and about the trauma of a patriarchal upbringing. </text:span></text:p>
      <text:p text:style-name="P2"><text:span text:style-name="T5">In "Among Us," scenes </text:span><text:span text:style-name="T6">and voices</text:span><text:span text:style-name="T5"> from a cell phone are shown to give a contextualized view behind the closed doors of these violent spaces.</text:span></text:p>
      <text:p text:style-name="P2"><text:span text:style-name="T5">A smartphone script that combines sound, filters and video effects to make visible the disturbing and traumatizing in the everyday.</text:span></text:p>
      <text:p text:style-name="P2"/>
      <text:p text:style-name="P2">cinematography hitus t. manleitner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5:51:15.557000000</meta:creation-date>
    <dc:date>2022-11-14T17:59:54.568000000</dc:date>
    <meta:editing-duration>PT3M28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2" meta:word-count="159" meta:character-count="1072" meta:non-whitespace-character-count="923"/>
  </office:meta>
</office:document-meta>
</file>